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6.501cm" style:rel-width="100%" table:align="left"/>
    </style:style>
    <style:style style:name="Tabelle2.A" style:family="table-column">
      <style:table-column-properties style:column-width="9.809cm" style:rel-column-width="5561*"/>
    </style:style>
    <style:style style:name="Tabelle2.B" style:family="table-column">
      <style:table-column-properties style:column-width="2.891cm" style:rel-column-width="1639*"/>
    </style:style>
    <style:style style:name="Tabelle2.C" style:family="table-column">
      <style:table-column-properties style:column-width="1.796cm" style:rel-column-width="1018*"/>
    </style:style>
    <style:style style:name="Tabelle2.D" style:family="table-column">
      <style:table-column-properties style:column-width="2.006cm" style:rel-column-width="1137*"/>
    </style:style>
    <style:style style:name="Tabelle2.A1" style:family="table-cell">
      <style:table-cell-properties fo:padding="0cm" fo:border-left="0.5pt solid #000000" fo:border-right="none" fo:border-top="0.5pt solid #000000" fo:border-bottom="0.5pt solid #000000"/>
    </style:style>
    <style:style style:name="Tabelle2.D1" style:family="table-cell">
      <style:table-cell-properties fo:padding="0cm" fo:border="0.5pt solid #000000"/>
    </style:style>
    <style:style style:name="Tabelle2.A2" style:family="table-cell">
      <style:table-cell-properties fo:padding="0cm" fo:border-left="0.5pt solid #000000" fo:border-right="0.5pt solid #000000" fo:border-top="none" fo:border-bottom="0.5pt solid #000000"/>
    </style:style>
    <style:style style:name="Tabelle2.A3" style:family="table-cell">
      <style:table-cell-properties fo:padding="0cm" fo:border-left="0.5pt solid #000000" fo:border-right="none" fo:border-top="none" fo:border-bottom="0.5pt solid #000000"/>
    </style:style>
    <style:style style:name="Tabelle2.B3" style:family="table-cell">
      <style:table-cell-properties style:vertical-align="" fo:padding="0cm" fo:border-left="0.5pt solid #000000" fo:border-right="none" fo:border-top="none" fo:border-bottom="0.5pt solid #000000"/>
    </style:style>
    <style:style style:name="Tabelle2.D3" style:family="table-cell">
      <style:table-cell-properties style:vertical-align="" fo:padding="0cm" fo:border-left="0.5pt solid #000000" fo:border-right="0.5pt solid #000000" fo:border-top="none" fo:border-bottom="0.5pt solid #000000"/>
    </style:style>
    <style:style style:name="Tabelle2.A4" style:family="table-cell">
      <style:table-cell-properties fo:padding="0.097cm" fo:border="none"/>
    </style:style>
    <style:style style:name="Tabelle2.B4" style:family="table-cell">
      <style:table-cell-properties fo:padding="0.097cm" fo:border="none"/>
    </style:style>
    <style:style style:name="Tabelle2.C4" style:family="table-cell">
      <style:table-cell-properties fo:padding="0.097cm" fo:border="none"/>
    </style:style>
    <style:style style:name="Tabelle2.D4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normal" fo:font-weight="normal" fo:background-color="transparen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size="10pt" fo:background-color="transparen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10pt" fo:background-color="transparen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line-height="100%">
        <style:tab-stops>
          <style:tab-stop style:position="17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line-height="150%">
        <style:tab-stops>
          <style:tab-stop style:position="9.978cm"/>
          <style:tab-stop style:position="16.291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line-height="115%">
        <style:tab-stops>
          <style:tab-stop style:position="9.978cm"/>
          <style:tab-stop style:position="16.291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ize="16pt" fo:font-weight="bold" fo:background-color="transparent" style:font-size-asian="16pt" style:font-size-complex="16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Text_20_body">
      <style:paragraph-properties fo:margin-top="0.21cm" fo:margin-bottom="0cm" loext:contextual-spacing="false" fo:line-height="100%">
        <style:tab-stops>
          <style:tab-stop style:position="16.972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15" style:family="paragraph" style:parent-style-name="Table_20_Contents">
      <style:paragraph-properties fo:margin-left="0.101cm" fo:margin-right="0cm" fo:margin-top="0.101cm" fo:margin-bottom="0.101cm" loext:contextual-spacing="false" fo:line-height="100%" fo:text-indent="0cm" style:auto-text-indent="false"/>
      <style:text-properties fo:font-size="10pt" fo:font-weight="bold" fo:background-color="transparent" style:font-size-asian="10pt" style:font-size-complex="10pt"/>
    </style:style>
    <style:style style:name="P16" style:family="paragraph" style:parent-style-name="Table_20_Contents">
      <style:paragraph-properties fo:margin-left="0.101cm" fo:margin-right="0cm" fo:margin-top="0cm" fo:margin-bottom="0cm" loext:contextual-spacing="false" fo:line-height="100%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17" style:family="paragraph" style:parent-style-name="Table_20_Contents">
      <style:paragraph-properties fo:margin-left="0.101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line-height="100%" fo:text-indent="0cm" style:auto-text-indent="false"/>
      <style:text-properties fo:font-size="10pt" fo:background-color="transparent" style:font-size-asian="10pt" style:font-size-complex="10pt"/>
    </style:style>
    <style:style style:name="P19" style:family="paragraph" style:parent-style-name="Table_20_Contents">
      <style:paragraph-properties fo:margin-left="0.101cm" fo:margin-right="0cm" fo:margin-top="0cm" fo:margin-bottom="0cm" loext:contextual-spacing="false" fo:line-height="100%" fo:text-align="end" style:justify-single-word="false" fo:text-indent="0cm" style:auto-text-indent="false"/>
      <style:text-properties fo:font-size="10pt" fo:font-weight="bold" fo:background-color="transparent" style:font-size-asian="10pt" style:font-size-complex="10pt"/>
    </style:style>
    <style:style style:name="P20" style:family="paragraph" style:parent-style-name="Table_20_Contents">
      <style:paragraph-properties fo:margin-left="0.101cm" fo:margin-right="0cm" fo:margin-top="0cm" fo:margin-bottom="0cm" loext:contextual-spacing="false" fo:line-height="100%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.101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.101cm" fo:margin-right="0.101cm" fo:margin-top="0cm" fo:margin-bottom="0cm" loext:contextual-spacing="false" fo:line-height="100%" fo:text-align="end" style:justify-single-word="false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23" style:family="paragraph" style:parent-style-name="Text_20_body">
      <style:paragraph-properties fo:margin-top="0cm" fo:margin-bottom="0cm" loext:contextual-spacing="false" fo:line-height="115%">
        <style:tab-stops>
          <style:tab-stop style:position="9.978cm"/>
          <style:tab-stop style:position="16.291cm" style:type="right"/>
        </style:tab-stops>
      </style:paragraph-properties>
      <style:text-properties fo:font-size="10pt" officeooo:paragraph-rsid="000f8db8" fo:background-color="transparent" style:font-size-asian="10pt" style:font-size-complex="10pt"/>
    </style:style>
    <style:style style:name="P24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fo:font-size="10pt" officeooo:paragraph-rsid="0010c616" fo:background-color="transparent" style:font-size-asian="10pt" style:font-size-complex="10pt"/>
    </style:style>
    <style:style style:name="P25" style:family="paragraph" style:parent-style-name="Table_20_Contents">
      <style:paragraph-properties fo:margin-left="0.101cm" fo:margin-right="0cm" fo:margin-top="0cm" fo:margin-bottom="0cm" loext:contextual-spacing="false" fo:line-height="100%" fo:text-indent="0cm" style:auto-text-indent="false"/>
      <style:text-properties fo:font-size="10pt" fo:font-style="normal" fo:font-weight="normal" officeooo:paragraph-rsid="0010c616" fo:background-color="transparent" style:font-size-asian="10pt" style:font-size-complex="10pt"/>
    </style:style>
    <style:style style:name="P26" style:family="paragraph">
      <loext:graphic-properties draw:fill-color="#000000"/>
      <style:paragraph-properties fo:text-align="center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0b9b42" style:font-size-asian="8pt" style:font-style-asian="italic" style:font-size-complex="8pt" style:font-style-complex="italic"/>
    </style:style>
    <style:style style:name="T5" style:family="text">
      <style:text-properties fo:font-size="8pt" fo:font-style="italic" officeooo:rsid="0010c616" style:font-size-asian="8pt" style:font-style-asian="italic" style:font-weight-asian="normal" style:font-size-complex="8pt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9b42" style:font-weight-asian="bold" style:font-weight-complex="bold"/>
    </style:style>
    <style:style style:name="T8" style:family="text">
      <style:text-properties fo:font-weight="bold" officeooo:rsid="000e1f27" style:font-weight-asian="bold" style:font-weight-complex="bold"/>
    </style:style>
    <style:style style:name="T9" style:family="text">
      <style:text-properties fo:font-weight="bold" officeooo:rsid="000f8db8" style:font-weight-asian="bold" style:font-weight-complex="bold"/>
    </style:style>
    <style:style style:name="T10" style:family="text">
      <style:text-properties fo:font-weight="bold" officeooo:rsid="0010c616" style:font-weight-asian="bold" style:font-weight-complex="bold"/>
    </style:style>
    <style:style style:name="T11" style:family="text">
      <style:text-properties fo:font-size="10pt" fo:background-color="transparent" loext:char-shading-value="0" style:font-size-asian="10pt" style:font-size-complex="10pt"/>
    </style:style>
    <style:style style:name="T12" style:family="text">
      <style:text-properties style:text-underline-style="none"/>
    </style:style>
    <style:style style:name="T13" style:family="text">
      <style:text-properties fo:font-style="normal" fo:font-weight="normal"/>
    </style:style>
    <style:style style:name="T14" style:family="text">
      <style:text-properties fo:font-style="normal" fo:font-weight="normal" officeooo:rsid="000b9b42"/>
    </style:style>
    <style:style style:name="T15" style:family="text">
      <style:text-properties officeooo:rsid="000b9b42"/>
    </style:style>
    <style:style style:name="T16" style:family="text">
      <style:text-properties officeooo:rsid="000c1667"/>
    </style:style>
    <style:style style:name="T17" style:family="text">
      <style:text-properties officeooo:rsid="000e1f27"/>
    </style:style>
    <style:style style:name="T18" style:family="text">
      <style:text-properties officeooo:rsid="0010c616"/>
    </style:style>
    <style:style style:name="T19" style:family="text">
      <style:text-properties officeooo:rsid="0010c616" style:font-weight-asian="normal" style:font-weight-complex="normal"/>
    </style:style>
    <style:style style:name="T20" style:family="text">
      <style:text-properties fo:font-style="italic" officeooo:rsid="0010c616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left" style:horizontal-rel="page" fo:background-color="#c0c0c0" style:background-transparency="0%" draw:fill="solid" draw:fill-color="#c0c0c0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#c0c0c0" style:background-transparency="0%" draw:fill="solid" draw:fill-color="#c0c0c0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33333" draw:fill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y="9.901cm" svg:width="0.556cm" svg:height="0.053cm" draw:z-index="0">
        <draw:image xlink:href="../../../C:%5CDOKUME~1%5CDJSIMO~1%5CLOKALE~1%5CTemp%5Cmsohtml1%5C02%5Cclip_image001.gif" xlink:type="simple" xlink:show="embed" xlink:actuate="onLoad"/>
      </draw:frame>
      <draw:frame draw:style-name="fr2" draw:name="Grafik3" text:anchor-type="page" text:anchor-page-number="1" svg:x="0cm" svg:y="19.8cm" svg:width="0.556cm" svg:height="0.053cm" draw:z-index="1">
        <draw:image xlink:href="../../../C:%5CDOKUME~1%5CDJSIMO~1%5CLOKALE~1%5CTemp%5Cmsohtml1%5C02%5Cclip_image001.gif" xlink:type="simple" xlink:show="embed" xlink:actuate="onLoad"/>
      </draw:frame>
      <draw:line text:anchor-type="page" text:anchor-page-number="1" draw:z-index="2" draw:style-name="gr1" draw:text-style-name="P26" svg:x1="0cm" svg:y1="27cm" svg:x2="16.499cm" svg:y2="27cm">
        <text:p/>
      </draw:line>
      <text:p text:style-name="P4">Max Mustermann</text:p>
      <text:p text:style-name="P4">Muster Straße 4</text:p>
      <text:p text:style-name="P4">12345 Musterhausen</text:p>
      <text:p text:style-name="P4"/>
      <text:p text:style-name="P13"><text:span text:style-name="T11">Email: em@il.de</text:span></text:p>
      <text:p text:style-name="P14"><text:span text:style-name="T2">Max Mustermann · Muster Straße 4 · 12345 Musterhausen</text:span><text:span text:style-name="T12"><text:tab/></text:span>Steuer-Nr.: xxxxxxxxxxxxx</text:p>
      <text:p text:style-name="P3"/>
      <text:p text:style-name="P12">[<text:span text:style-name="T15">kimai</text:span>.companyName]</text:p>
      <text:p text:style-name="P10">[<text:span text:style-name="T15">kimai</text:span>.customerStreet]</text:p>
      <text:p text:style-name="P3"/>
      <text:p text:style-name="P9">[<text:span text:style-name="T15">kimai</text:span>.customerZip] [<text:span text:style-name="T15">kimai</text:span>.customerCity]</text:p>
      <text:p text:style-name="P9">[<text:span text:style-name="T15">kimai</text:span>.customerCountry]</text:p>
      <text:p text:style-name="P3"/>
      <text:p text:style-name="P5"/>
      <text:p text:style-name="P3"/>
      <text:p text:style-name="P24">Ort, <text:span text:style-name="T18">[kimai.invoiceDate;frm='dd.mm.yyyy']</text:span></text:p>
      <text:p text:style-name="P8">Rechnungs-Nr.: <text:span text:style-name="T15">[kimai.invoiceId]</text:span></text:p>
      <text:p text:style-name="P4"/>
      <text:p text:style-name="P4"/>
      <text:p text:style-name="P4"/>
      <text:p text:style-name="P11">Rechnung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15">Beschreibung</text:p>
            </table:table-cell>
            <table:table-cell table:style-name="Tabelle2.A1" office:value-type="string">
              <text:p text:style-name="P15">Datum</text:p>
            </table:table-cell>
            <table:table-cell table:style-name="Tabelle2.A1" office:value-type="string">
              <text:p text:style-name="P15">Stunden</text:p>
            </table:table-cell>
            <table:table-cell table:style-name="Tabelle2.D1" office:value-type="string">
              <text:p text:style-name="P15">Betrag</text:p>
            </table:table-cell>
          </table:table-row>
        </table:table-header-rows>
        <table:table-row>
          <table:table-cell table:style-name="Tabelle2.A2" table:number-columns-spanned="4" office:value-type="string">
            <text:p text:style-name="P2">[<text:span text:style-name="T15">pos</text:span>;block=table:table-row;nodata] empty order</text:p>
          </table:table-cell>
          <table:covered-table-cell/>
          <table:covered-table-cell/>
          <table:covered-table-cell/>
        </table:table-row>
        <table:table-row>
          <table:table-cell table:style-name="Tabelle2.A3" office:value-type="string">
            <text:p text:style-name="P16">[<text:span text:style-name="T15">pos</text:span>.desc][<text:span text:style-name="T15">pos</text:span>.description;if [<text:span text:style-name="T15">pos</text:span>.description] != '';then '</text:p>
            <text:p text:style-name="P25">']<text:span text:style-name="T5">[pos.description]</text:span>[<text:span text:style-name="T15">pos</text:span>;block=table:table-row]</text:p>
          </table:table-cell>
          <table:table-cell table:style-name="Tabelle2.B3" office:value-type="string">
            <text:p text:style-name="P17">[<text:span text:style-name="T15">pos</text:span>.date;frm='dd.mm.yyyy']</text:p>
          </table:table-cell>
          <table:table-cell table:style-name="Tabelle2.B3" office:value-type="string">
            <text:p text:style-name="P22">[<text:span text:style-name="T15">pos</text:span>.fDuration]</text:p>
          </table:table-cell>
          <table:table-cell table:style-name="Tabelle2.D3" office:value-type="string">
            <text:p text:style-name="P22">[<text:span text:style-name="T15">pos</text:span>.amount;frm='0,00'] [<text:span text:style-name="T15">kimai</text:span>.currencySign]</text:p>
          </table:table-cell>
        </table:table-row>
        <table:table-row>
          <table:table-cell table:style-name="Tabelle2.A4" office:value-type="string">
            <text:p text:style-name="P18"/>
          </table:table-cell>
          <table:table-cell table:style-name="Tabelle2.B4" office:value-type="string">
            <text:p text:style-name="P20">Summe</text:p>
          </table:table-cell>
          <table:table-cell table:style-name="Tabelle2.C4" office:value-type="string">
            <text:p text:style-name="P21">[<text:span text:style-name="T15">pos</text:span>.fttltime]</text:p>
          </table:table-cell>
          <table:table-cell table:style-name="Tabelle2.D4" office:value-type="string">
            <text:p text:style-name="P19"/>
          </table:table-cell>
        </table:table-row>
      </table:table>
      <text:p text:style-name="P3"/>
      <text:p text:style-name="P7"><text:tab/>Nettobetrag:<text:tab/>[<text:span text:style-name="T15">kimai</text:span>.amount;frm='0,00'] [<text:span text:style-name="T16">kimai</text:span>.currencySign]</text:p>
      <text:p text:style-name="P6"><text:tab/>zzgl. [<text:span text:style-name="T15">kimai</text:span>.vatRate] % MwSt:<text:tab/>[<text:span text:style-name="T15">kimai</text:span>.vat;frm='0,00'] [<text:span text:style-name="T15">kimai</text:span>.currencySign]</text:p>
      <text:p text:style-name="P23"><text:tab/><text:span text:style-name="T6">Gesamtbetrag:</text:span><text:tab/> <text:span text:style-name="T8">[kimai.total;frm='0,00']</text:span><text:span text:style-name="T6"> </text:span><text:span text:style-name="T9">[kimai.currencySign]</text:span></text:p>
      <text:p text:style-name="P3"/>
      <text:p text:style-name="P3">Bitte überweisen Sie den Betrag innerhalb den nächsten 10 Arbeitstagen auf mein Ko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501cm" table:align="margins"/>
    </style:style>
    <style:style style:name="Tabelle1.A" style:family="table-column">
      <style:table-column-properties style:column-width="3.401cm" style:rel-column-width="13506*"/>
    </style:style>
    <style:style style:name="Tabelle1.B" style:family="table-column">
      <style:table-column-properties style:column-width="4.292cm" style:rel-column-width="17044*"/>
    </style:style>
    <style:style style:name="Tabelle1.C" style:family="table-column">
      <style:table-column-properties style:column-width="5.006cm" style:rel-column-width="19881*"/>
    </style:style>
    <style:style style:name="Tabelle1.D" style:family="table-column">
      <style:table-column-properties style:column-width="3.803cm" style:rel-column-width="15104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1.199cm" fo:margin-left="2.499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77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Max Mustermann</text:p>
              <text:p text:style-name="MP1">Muster Straße 4</text:p>
              <text:p text:style-name="MP1">12345 Musterhausen</text:p>
            </table:table-cell>
            <table:table-cell table:style-name="Tabelle1.A1" office:value-type="string">
              <text:p text:style-name="MP1">Telefon: +49 123456789</text:p>
              <text:p text:style-name="MP1">E-Mail: em@il.de</text:p>
            </table:table-cell>
            <table:table-cell table:style-name="Tabelle1.A1" office:value-type="string">
              <text:p text:style-name="MP1">Bank</text:p>
              <text:p text:style-name="MP1">IBAN: <text:span text:style-name="MT1">DE xxxx xxxx xxxx xxxx xxxx</text:span></text:p>
              <text:p text:style-name="MP1">BIC: BICBICBICBIC</text:p>
            </table:table-cell>
            <table:table-cell table:style-name="Tabelle1.A1" office:value-type="string">
              <text:p text:style-name="MP1">Steuer-Nr.: xxxxxxxxxx</text:p>
              <text:p text:style-name="MP1">Finanzamt Musterhausen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01:48:37.62</meta:creation-date>
    <dc:date>2018-02-12T16:30:39.632370896</dc:date>
    <meta:editing-duration>PT4H54M12S</meta:editing-duration>
    <meta:editing-cycles>70</meta:editing-cycles>
    <meta:generator>LibreOffice/5.2.7.2$Linux_X86_64 LibreOffice_project/20m0$Build-2</meta:generator>
    <meta:document-statistic meta:table-count="2" meta:image-count="2" meta:object-count="0" meta:page-count="1" meta:paragraph-count="38" meta:word-count="100" meta:character-count="1077" meta:non-whitespace-character-count="1011"/>
  </office:meta>
</office:document-meta>
</file>